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c5f1d" officeooo:paragraph-rsid="001c5f1d"/>
    </style:style>
    <style:style style:name="P2" style:family="paragraph" style:parent-style-name="Heading_20_1">
      <style:text-properties officeooo:rsid="001c5f1d"/>
    </style:style>
    <style:style style:name="T1" style:family="text">
      <style:text-properties officeooo:rsid="001c6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lchemy/Crafting</text:h>
      <text:p text:style-name="P1">Each ingredient will have upsides and downsides. Mix and match ingredients as the player sees fit: complete free reign in crafting. Lower levels of crafting will only be able to use one or two ingredients, thereby limiting their creativity? <text:span text:style-name="T1">Maybe. Not sure. Advanced crafters will also be able to tweak the potency of certain ingredi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4S</meta:editing-duration>
    <meta:editing-cycles>6</meta:editing-cycles>
    <meta:generator>LibreOffice/5.4.7.2$Windows_X86_64 LibreOffice_project/c838ef25c16710f8838b1faec480ebba495259d0</meta:generator>
    <dc:date>2018-07-24T03:32:37.978000000</dc:date>
    <meta:document-statistic meta:table-count="0" meta:image-count="0" meta:object-count="0" meta:page-count="1" meta:paragraph-count="2" meta:word-count="56" meta:character-count="354" meta:non-whitespace-character-count="300"/>
    <meta:user-defined meta:name="Info 1"/>
    <meta:user-defined meta:name="Info 2"/>
    <meta:user-defined meta:name="Info 3"/>
    <meta:user-defined meta:name="Info 4"/>
  </office:meta>
</office:document-meta>
</file>